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e" svg:font-family="Console"/>
    <style:font-face style:name="Lohit Devanagari1" svg:font-family="'Lohit Devanagari'"/>
    <style:font-face style:name="PT Serif" svg:font-family="'PT Serif', Merriweather, Georgia, Cambria, 'Times New Roman', Times, serif"/>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4b13d" officeooo:paragraph-rsid="0004b13d" style:font-size-asian="20pt" style:font-size-complex="20pt"/>
    </style:style>
    <style:style style:name="P2" style:family="paragraph" style:parent-style-name="Standard">
      <style:paragraph-properties fo:text-align="center" style:justify-single-word="false"/>
      <style:text-properties fo:font-size="20pt" officeooo:rsid="0004b13d" officeooo:paragraph-rsid="0004b13d" style:font-size-asian="20pt" style:font-size-complex="20pt"/>
    </style:style>
    <style:style style:name="P3" style:family="paragraph" style:parent-style-name="Standard">
      <style:paragraph-properties fo:text-align="start" style:justify-single-word="false"/>
      <style:text-properties style:font-name="Consolas" fo:font-size="12pt" officeooo:rsid="0006f454" officeooo:paragraph-rsid="0009ca87" style:font-size-asian="10.5pt" style:font-size-complex="12pt"/>
    </style:style>
    <style:style style:name="P4" style:family="paragraph" style:parent-style-name="Standard">
      <style:paragraph-properties fo:text-align="start" style:justify-single-word="false"/>
      <style:text-properties style:font-name="Consolas" fo:font-size="12pt" officeooo:rsid="000d5696" officeooo:paragraph-rsid="000d5696" style:font-size-asian="10.5pt" style:font-size-complex="12pt"/>
    </style:style>
    <style:style style:name="P5" style:family="paragraph" style:parent-style-name="Standard" style:list-style-name="L1">
      <style:paragraph-properties fo:text-align="start" style:justify-single-word="false"/>
      <style:text-properties style:font-name="Consolas" fo:font-size="12pt" officeooo:rsid="000d5696" officeooo:paragraph-rsid="000d5696" style:font-size-asian="10.5pt" style:font-size-complex="12pt"/>
    </style:style>
    <style:style style:name="P6" style:family="paragraph" style:parent-style-name="Standard">
      <style:paragraph-properties fo:text-align="start" style:justify-single-word="false"/>
      <style:text-properties officeooo:paragraph-rsid="000da636"/>
    </style:style>
    <style:style style:name="P7" style:family="paragraph" style:parent-style-name="Standard">
      <style:paragraph-properties fo:text-align="start" style:justify-single-word="false"/>
      <style:text-properties officeooo:rsid="000e4b29" officeooo:paragraph-rsid="000e4b29"/>
    </style:style>
    <style:style style:name="T1" style:family="text">
      <style:text-properties fo:font-size="11pt" style:font-size-asian="11pt" style:font-size-complex="11pt"/>
    </style:style>
    <style:style style:name="T2" style:family="text">
      <style:text-properties fo:font-size="11pt" officeooo:rsid="000899d2" style:font-size-asian="11pt" style:font-size-complex="11pt"/>
    </style:style>
    <style:style style:name="T3" style:family="text">
      <style:text-properties fo:font-size="11pt" officeooo:rsid="000bc39c" style:font-size-asian="11pt" style:font-size-complex="11pt"/>
    </style:style>
    <style:style style:name="T4" style:family="text">
      <style:text-properties style:font-name="Consolas" fo:font-size="11pt" style:font-size-asian="11pt" style:font-size-complex="11pt"/>
    </style:style>
    <style:style style:name="T5" style:family="text">
      <style:text-properties style:font-name="Consolas" fo:font-size="11pt" officeooo:rsid="000da636" style:font-size-asian="11pt" style:font-size-complex="11pt"/>
    </style:style>
    <style:style style:name="T6" style:family="text">
      <style:text-properties style:font-name="Consolas" fo:font-size="11pt" officeooo:rsid="000e4b29"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3</text:p>
      <text:p text:style-name="P1"/>
      <text:p text:style-name="P3">4.<text:span text:style-name="T1"> Mutexes – Mutual Exclusion Object – </text:span><text:span text:style-name="T2">is used to give access to a resource to only one process at a time. It allows all processes to use the same resource, but one at a time, using the lock-based technique to handle the critical section problem. Whenever a process requests for a resource, the system will create a mutex object with an unique ID. So, whenever the process wants to use that resource, it occupies a lock on the object. After locking, it uses the resource and finally releases the mutex object. After that, other processes may create the mutex object in the same manner and use it.</text:span></text:p>
      <text:p text:style-name="P3"><text:span text:style-name="T2"><text:tab/>Semaphore is an integer variable S, that is initialized with the number of resources present in the system and is used for process synchronization. It uses two functions to change the value of S i.e. wait() and </text:span><text:span text:style-name="T3">s</text:span><text:span text:style-name="T2">ignal()</text:span></text:p>
      <text:p text:style-name="P4"><text:span text:style-name="T2">D</text:span><text:span text:style-name="T1">IFFERENCES: </text:span></text:p>
      <text:list xml:id="list1073086307" text:style-name="L1">
        <text:list-item>
          <text:p text:style-name="P5"><text:span text:style-name="T1">Mutex uses a locking system i.e if a process wants to use a resource, then it locks it. On the other hand, semaphore uses a signalling mechanism where wait() and signal() are used to show if a process is releasing / taking a resource.</text:span></text:p>
        </text:list-item>
        <text:list-item>
          <text:p text:style-name="P5"><text:span text:style-name="T1">Mutex is an object, semaphore is an integer.</text:span></text:p>
        </text:list-item>
        <text:list-item>
          <text:p text:style-name="P5"><text:span text:style-name="T1">Mutex object allows multiple process threads to access a single shared resource, but only one at a time. On the other hand, semaphore allows multiple process threads to access the finite instance of the resource until available.</text:span></text:p>
        </text:list-item>
        <text:list-item>
          <text:p text:style-name="P5"><text:span text:style-name="T1">In mutex, the lock can be acquired and released by the same process at a time. But the value of the semaphore variable can be modified by any process that needs some resource but only 1 process can change the value at a time.</text:span></text:p>
        </text:list-item>
      </text:list>
      <text:p text:style-name="P4"><text:span text:style-name="T1"/></text:p>
      <text:p text:style-name="P6"><text:span text:style-name="T5">5. This solution only allows one process to use </text:span><text:span text:style-name="T6">the</text:span><text:span text:style-name="T5"> critical zone at a time. </text:span><text:span text:style-name="T6">As such, only one resource will be used at a time. Furthermore, it implies that while process A is using the resource, process B is just waiting and there is no way of process B to leave the waiting state.</text:span></text:p>
      <text:p text:style-name="P6"><text:span text:style-name="T6"/></text:p>
      <text:p text:style-name="P7"><text:span text:style-name="T6">6. </text:span><text:span text:style-name="T4">The child waits forever if the parent process sends the signal before the child process has executed the pause() command and, as such, is still not ready to receive the signal. In that case, the signal will disappear and afterwards the child will wait for the signal for all eternity :)</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e" svg:font-family="Console"/>
    <style:font-face style:name="Lohit Devanagari1" svg:font-family="'Lohit Devanagari'"/>
    <style:font-face style:name="PT Serif" svg:font-family="'PT Serif', Merriweather, Georgia, Cambria, 'Times New Roman', Times, serif"/>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09:31:29.978057817</meta:creation-date>
    <meta:generator>LibreOffice/6.4.6.2$Linux_X86_64 LibreOffice_project/40$Build-2</meta:generator>
    <dc:date>2021-03-11T20:28:39.802777629</dc:date>
    <meta:editing-duration>PT2H21M26S</meta:editing-duration>
    <meta:editing-cycles>6</meta:editing-cycles>
    <meta:document-statistic meta:table-count="0" meta:image-count="0" meta:object-count="0" meta:page-count="1" meta:paragraph-count="10" meta:word-count="390" meta:character-count="2138" meta:non-whitespace-character-count="1758"/>
  </office:meta>
</office:document-meta>
</file>